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style:style>
    <style:style style:name="P2" style:parent-style-name="Normal" style:family="paragraph">
      <style:paragraph-properties style:vertical-align="auto" fo:margin-top="0.0694in" fo:margin-bottom="0.0694in"/>
      <style:text-properties fo:hyphenate="true"/>
    </style:style>
    <style:style style:name="P3" style:parent-style-name="Normal" style:family="paragraph">
      <style:paragraph-properties style:vertical-align="auto" fo:margin-top="0.0694in" fo:margin-bottom="0.0694in"/>
      <style:text-properties fo:hyphenate="true"/>
    </style:style>
    <style:style style:name="P4" style:parent-style-name="Normal" style:family="paragraph">
      <style:paragraph-properties style:vertical-align="auto" fo:margin-top="0.0694in" fo:margin-bottom="0.0694in"/>
      <style:text-properties fo:hyphenate="true"/>
    </style:style>
    <style:style style:name="P5" style:parent-style-name="Normal" style:family="paragraph">
      <style:paragraph-properties style:vertical-align="auto" fo:margin-top="0.0694in" fo:margin-bottom="0.0694in"/>
      <style:text-properties fo:hyphenate="true"/>
    </style:style>
    <style:style style:name="P6" style:parent-style-name="Normal" style:family="paragraph">
      <style:paragraph-properties style:vertical-align="auto" fo:margin-top="0.0694in" fo:margin-bottom="0.0694in"/>
      <style:text-properties fo:hyphenate="true"/>
    </style:style>
    <style:style style:name="P7" style:parent-style-name="Normal" style:family="paragraph">
      <style:paragraph-properties style:vertical-align="auto" fo:margin-top="0.0694in" fo:margin-bottom="0.0694in"/>
      <style:text-properties fo:hyphenate="true"/>
    </style:style>
    <style:style style:name="P8" style:parent-style-name="Normal" style:family="paragraph">
      <style:paragraph-properties style:vertical-align="auto" fo:margin-top="0.0694in" fo:margin-bottom="0.0694in"/>
      <style:text-properties fo:hyphenate="true"/>
    </style:style>
    <style:style style:name="P9" style:parent-style-name="Normal" style:family="paragraph">
      <style:paragraph-properties style:vertical-align="auto" fo:margin-top="0.0694in" fo:margin-bottom="0.0694in"/>
      <style:text-properties fo:hyphenate="true"/>
    </style:style>
    <style:style style:name="P10" style:parent-style-name="Normal" style:family="paragraph">
      <style:paragraph-properties style:vertical-align="auto" fo:margin-top="0.0694in" fo:margin-bottom="0.0694in"/>
      <style:text-properties fo:hyphenate="true"/>
    </style:style>
    <style:style style:name="P11" style:parent-style-name="Normal" style:family="paragraph">
      <style:paragraph-properties style:vertical-align="auto" fo:margin-top="0.0694in" fo:margin-bottom="0.0694in"/>
      <style:text-properties fo:hyphenate="true"/>
    </style:style>
    <style:style style:name="P12" style:parent-style-name="Normal" style:family="paragraph">
      <style:paragraph-properties style:vertical-align="auto" fo:margin-top="0.0694in" fo:margin-bottom="0.0694in"/>
      <style:text-properties fo:hyphenate="true"/>
    </style:style>
    <style:style style:name="P13" style:parent-style-name="Normal" style:family="paragraph">
      <style:paragraph-properties style:vertical-align="auto" fo:margin-top="0.0694in" fo:margin-bottom="0.0694in"/>
      <style:text-properties fo:hyphenate="true"/>
    </style:style>
    <style:style style:name="P14" style:parent-style-name="Normal" style:family="paragraph">
      <style:paragraph-properties style:vertical-align="auto" fo:margin-top="0.0694in" fo:margin-bottom="0.0694in"/>
      <style:text-properties fo:hyphenate="true"/>
    </style:style>
    <style:style style:name="P15" style:parent-style-name="Normal" style:family="paragraph">
      <style:paragraph-properties style:vertical-align="auto" fo:margin-top="0.0694in" fo:margin-bottom="0.0694in"/>
      <style:text-properties fo:hyphenate="true"/>
    </style:style>
    <style:style style:name="P16" style:parent-style-name="Normal" style:family="paragraph">
      <style:paragraph-properties style:vertical-align="auto" fo:margin-top="0.0694in" fo:margin-bottom="0.0694in"/>
      <style:text-properties fo:hyphenate="true"/>
    </style:style>
    <style:style style:name="P17" style:parent-style-name="Normal" style:family="paragraph">
      <style:paragraph-properties style:vertical-align="auto" fo:margin-top="0.0694in" fo:margin-bottom="0.0694in"/>
      <style:text-properties fo:hyphenate="true"/>
    </style:style>
    <style:style style:name="P18" style:parent-style-name="Normal" style:family="paragraph">
      <style:paragraph-properties style:vertical-align="auto" fo:margin-top="0.0694in" fo:margin-bottom="0.0694in"/>
      <style:text-properties fo:hyphenate="true"/>
    </style:style>
    <style:style style:name="T19" style:parent-style-name="Élevé" style:family="text">
      <style:text-properties fo:font-weight="bold" style:font-weight-asian="bold" style:font-weight-complex="bold"/>
    </style:style>
    <style:style style:name="P20" style:parent-style-name="Normal" style:family="paragraph">
      <style:paragraph-properties style:vertical-align="auto" fo:margin-top="0.0694in" fo:margin-bottom="0.0694in"/>
      <style:text-properties fo:hyphenate="true"/>
    </style:style>
    <style:style style:name="P21" style:parent-style-name="Normal" style:family="paragraph">
      <style:paragraph-properties style:vertical-align="auto" fo:margin-top="0.0694in" fo:margin-bottom="0.0694in"/>
      <style:text-properties fo:hyphenate="true"/>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Le temps total estimé pour énoncer tout le texte STAGE est d'environ 8min pour 1200 mots</text:p>
      <text:p text:style-name="NormalWeb">Résumé des Temps pour le Stage</text:p>
      <text:list text:style-name="LFO4" text:continue-numbering="true">
        <text:list-item>
          <text:p text:style-name="P2"><text:span text:style-name="Élevé">Frame 1</text:span><text:s/>: Environ 22 secondes / 56 mots</text:p>
        </text:list-item>
        <text:list-item>
          <text:p text:style-name="P3"><text:span text:style-name="Élevé">Frame 2</text:span><text:s/>: Environ 11 secondes / 29 mots</text:p>
        </text:list-item>
        <text:list-item>
          <text:p text:style-name="P4"><text:span text:style-name="Élevé">Frame 3</text:span><text:s/>: Environ 49 secondes / 123 mots</text:p>
        </text:list-item>
        <text:list-item>
          <text:p text:style-name="P5"><text:span text:style-name="Élevé">Frame 4</text:span><text:s/>: Environ 28 secondes / 69 mots</text:p>
        </text:list-item>
        <text:list-item>
          <text:p text:style-name="P6"><text:span text:style-name="Élevé">Frame 5</text:span><text:s/>: Environ 22.07 secondes / 56 mots</text:p>
        </text:list-item>
        <text:list-item>
          <text:p text:style-name="P7"><text:span text:style-name="Élevé">Frame 6</text:span><text:s/>: Environ 104.84 secondes / 266 mots</text:p>
        </text:list-item>
        <text:list-item>
          <text:p text:style-name="P8"><text:span text:style-name="Élevé">Frame 7</text:span><text:s/>: Environ 70.17 secondes / 178 mots</text:p>
        </text:list-item>
        <text:list-item>
          <text:p text:style-name="P9"><text:span text:style-name="Élevé">Frame 8</text:span><text:s/>: Environ 14.19 secondes / 36 mots</text:p>
        </text:list-item>
        <text:list-item>
          <text:p text:style-name="P10"><text:span text:style-name="Élevé">Frame 9</text:span><text:s/>: Environ 14.19 secondes / 36 mots</text:p>
        </text:list-item>
        <text:list-item>
          <text:p text:style-name="P11"><text:span text:style-name="Élevé">Frame 10</text:span><text:s/>: Environ 26.40 secondes / 67 mots</text:p>
        </text:list-item>
        <text:list-item>
          <text:p text:style-name="P12"><text:span text:style-name="Élevé">Frame 11</text:span><text:s/>: Environ 69.83 secondes / 177 mots</text:p>
        </text:list-item>
        <text:list-item>
          <text:p text:style-name="P13"><text:span text:style-name="Élevé">Frame 12</text:span><text:s/>: Environ 13.40 secondes / 122 mots</text:p>
        </text:list-item>
      </text:list>
      <text:p text:style-name="NormalWeb">Résumé des temps pour le projet Restant 22min</text:p>
      <text:list text:style-name="LFO5" text:continue-numbering="true">
        <text:list-item>
          <text:p text:style-name="P14">frame 13 : Environ secondes / mots</text:p>
        </text:list-item>
        <text:list-item>
          <text:p text:style-name="P15">frame 14 : Environ secondes / mots</text:p>
        </text:list-item>
        <text:list-item>
          <text:p text:style-name="P16">frame 15 : Environ secondes / mots</text:p>
        </text:list-item>
        <text:list-item>
          <text:p text:style-name="P17">frame 16 : Environ secondes / mots</text:p>
        </text:list-item>
        <text:list-item>
          <text:p text:style-name="P18">frame 17 : Environ secondes / mots</text:p>
        </text:list-item>
      </text:list>
      <text:p text:style-name="Normal"><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p>
      <text:p text:style-name="NormalWeb"><text:span text:style-name="Élevé">Introduction</text:span></text:p>
      <text:p text:style-name="NormalWeb">frame 1 56 = 22 secondes</text:p>
      <text:p text:style-name="NormalWeb">Bonjour à tous, je m'appelle Nicolas Lopez et j'ai occupé le rôle de développeur au sein de l’entreprise REVIMPORT du 29 avril au 19 juin dernier. Je suis ravi de vous présenter ce jour les réalisations marquantes issues de ce stage d'un mois et demi, ainsi que mon projet de fin d'études.</text:p>
      <text:p text:style-name="NormalWeb">Dans un premier temps, je vous exposerai mes accomplissements notables chez REVIMPORT. Ensuite, je vous dévoilerai en détail mon application KIGO, fruit de mon projet de fin d'année.</text:p>
      <text:p text:style-name="NormalWeb">frame 2 29 mots 11 sec</text:p>
      <text:p text:style-name="NormalWeb">Le 29 avril dernier j’ai donc décroché ce stage dans la société REVIMPORT, situé a polygone nord. C’est donc une société d’import-export et mon rôle à été le suivant.</text:p>
      <text:p text:style-name="NormalWeb">frame 3 123 = 49 sec</text:p>
      <text:p text:style-name="NormalWeb">Réaliser un Projet de migration d’un ERP( ERP (Enterprise Resource Planning) est un terme désignant un type de logiciel conçu pour gérer et intégrer les différents processus opérationnels d'une entreprise, tels que la comptabilité, la gestion des stocks, la production, la chaîne d'approvisionnement, les projets, les ressources humaines…) actuellement hébergé en local vers une version en mode SaaS( Software As A Service ), une version Cloud et donc accessible via PC / téléphones / tablettes / tv.</text:p>
      <text:p text:style-name="NormalWeb">Cet ERP est donc un logiciel vendu par Microsoft, Anciennement connu sous le nom de Dynamics Nav ou encore Navision.</text:p>
      <text:p text:style-name="NormalWeb">Nous avons donc ici la landing page du logiciel, tout est entièrement modifiable par les utilisateurs afin de rendre leur charge de travail moins compliquée.</text:p>
      <text:p text:style-name="NormalWeb">frame 4 81 = 32 sec</text:p>
      <text:soft-page-break/>
      <text:p text:style-name="NormalWeb">On pourrait résumer ce stage en 4 étapes</text:p>
      <text:p text:style-name="NormalWeb">Apprendre l'architecture de Business Central 365, pour cela j’ai suivi plusieurs parcours et modules sur MicrosoftLearn, un espace dédié a l’erp Business Central pour les développeurs, afin d’apprendre et il y a même un système de badge, trophée et de points.</text:p>
      <text:p text:style-name="NormalWeb">Puis se former sur le développement d’extensions AL ( application langage ) et VSCODE.</text:p>
      <text:p text:style-name="NormalWeb">Créer et déployer des extensions personnalisées.</text:p>
      <text:p text:style-name="NormalWeb">Et enfin migrer les bases de données de NAV vers Business Central.</text:p>
      <text:p text:style-name="NormalWeb">frame 5 56 w</text:p>
      <text:p text:style-name="NormalWeb"><text:span text:style-name="Élevé">L'Application Language</text:span>, un langage de programmation créé par Microsoft, anciennement<text:s/><text:span text:style-name="Élevé">C/AL</text:span><text:s/>(Client/server Application Language), était un langage orienté vers la gestion de base de données. Il est maintenant devenu un langage à part entière pour Business Central.</text:p>
      <text:p text:style-name="NormalWeb">J’ai donc créé plusieurs extensions AL que j’ai publiées sur le serveur par la suite, notamment<text:s/><text:span text:style-name="Élevé">AssuCredClientV2</text:span><text:s/>ma première grande extension.</text:p>
      <text:p text:style-name="NormalWeb">frame 6 266 w</text:p>
      <text:p text:style-name="NormalWeb">Pour le contexte, on peut voir sur cette image l’extension que j’ai développé, pour pouvoir modifier le logiciel qui est maintenant sur le cloud, nous sommes obligés de passer par ce que l'on appelle des<text:s/><text:span text:style-name="Élevé">extensions</text:span>. Ce sont des packages que nous développons, compilons, puis téléchargeons sur le serveur afin d'ajouter des tables, des pages, des extensions de tables et des pages ou des codeunits(logique métier), des reports(documents structurés) et d’autres objets.</text:p>
      <text:p text:style-name="NormalWeb">Les extensions permettent de personnaliser et d'étendre les fonctionnalités de Business Central sans toucher au code source de base, ce qui est essentiel pour maintenir une base de code propre et faciliter les mises à jour automatiques. Contrairement à DynamicsNAV où les personnalisations étaient intégrées directement dans le code, rendant les mises à jour complexes; les extensions dans Business Central en mode SaaS permettent une maintenance plus facile et une meilleure flexibilité.</text:p>
      <text:p text:style-name="NormalWeb">Cette extension que j'ai développée dans le cadre de mon projet, comprend la création de deux tables et des pages associées pour permettre la gestion et l'affichage des enregistrements sous un format de liste.</text:p>
      <text:p text:style-name="NormalWeb"><text:span text:style-name="Élevé">Tables Créées</text:span></text:p>
      <text:p text:style-name="NormalWeb">La première table est<text:s/><text:span text:style-name="Élevé">Assurance Crédit Client</text:span>, qui contient les informations des clients sur le crédit d'assurance et la décision. Chaque enregistrement est unique grâce à un identifiant d'entrée. La table inclut des champs comme le code client, la date, la décision d'assurance, la valeur et la raison de la décision.</text:p>
      <text:p text:style-name="NormalWeb">La seconde table est<text:s/><text:span text:style-name="Élevé">Décision Org Assurance Client</text:span>, qui stocke les codes de décision et leurs désignations en français et en espagnol. Cette table est utilisée pour référencer les décisions d'assurance dans la première table.</text:p>
      <text:p text:style-name="NormalWeb">frame 7 178</text:p>
      <text:p text:style-name="NormalWeb">J'ai également créé des pages pour ces tables afin de permettre la visualisation et la gestion des enregistrements :</text:p>
      <text:h text:style-name="Titre3" text:outline-level="3"><text:span text:style-name="T19">Pages</text:span></text:h>
      <text:list text:style-name="LFO6" text:continue-numbering="true">
        <text:list-item>
          <text:p text:style-name="P20"><text:span text:style-name="Élevé">Assurance Crédit Client List</text:span><text:s/>: Cette page affiche une liste des enregistrements de la table "Assurance Crédit Client". Les utilisateurs peuvent y voir le code client, la date et la décision d'assurance.</text:p>
        </text:list-item>
        <text:list-item>
          <text:p text:style-name="P21"><text:span text:style-name="Élevé">Décision Org Ass Client List</text:span><text:s/>: Cette page liste les enregistrements de la table "Décision Org Assurance Client", permettant de voir et de gérer les différentes décisions d'assurance.</text:p>
        </text:list-item>
      </text:list>
      <text:soft-page-break/>
      <text:h text:style-name="Titre3" text:outline-level="3">Permissions</text:h>
      <text:p text:style-name="NormalWeb">Pour permettre aux utilisateurs de modifier ces enregistrements, j'ai défini un ensemble de permissions appelé<text:s/><text:span text:style-name="Élevé">Customer Crédit Perm</text:span>. Cet ensemble de permissions donne les droits nécessaires pour lire, insérer, modifier et supprimer les enregistrements des deux tables et accéder aux pages correspondantes.</text:p>
      <text:h text:style-name="Titre3" text:outline-level="3">Intégration avec la Fiche Client</text:h>
      <text:p text:style-name="NormalWeb">Enfin, pour une intégration plus fluide, j'ai étendu la fiche client pour afficher les informations d'assurance crédit directement sur cette page. J'ai ajouté deux champs : "Décision Assurance" et "Valeur", qui montrent respectivement la décision d'assurance et la valeur la plus récente pour le client.</text:p>
      <text:p text:style-name="NormalWeb">frame 8 36w</text:p>
      <text:p text:style-name="NormalWeb">De plus, deux actions ont été ajoutées à la barre d'outils de la fiche client, avec la pageextension, pour ouvrir les listes des enregistrements des clients d'assurance crédit et des décisions d'assurance depuis la fiche client ( customer card ).</text:p>
      <text:p text:style-name="NormalWeb">frame 9 36w</text:p>
      <text:p text:style-name="NormalWeb">Fiche client Assurance et Décision</text:p>
      <text:p text:style-name="NormalWeb">Sur cette image, nous avons un aperçu de la fiche client au sein de Business Central. Dans la partie actions, nous pouvons accéder à la liste d'assurances crédit client et à la décision d'organisation des clients et ainsi l’utilisateur peut remplir les informations nécessaires.</text:p>
      <text:p text:style-name="NormalWeb">frame 10 67w</text:p>
      <text:p text:style-name="NormalWeb">Maintenant que nous avons créé nos extensions, nous pouvons aborder la migration des données de Dynamics NAV vers Business Central. L'objectif principal de ce stage était de débuter un projet de migration.</text:p>
      <text:p text:style-name="NormalWeb">Voici une capture d'écran de Dynamics NAV, version Classic. Pour récupérer les données de NAV, nous devons développer une méthode pour extraire les données de nos tables cibles et les enregistrer dans un fichier CSV.</text:p>
      <text:p text:style-name="NormalWeb">frame 11 177w</text:p>
      <text:p text:style-name="NormalWeb">Pour faciliter cette migration, j'ai utilisé un package de configuration (config package) dans Business Central. Ce package permet d'exporter et d'importer des données en fournissant une structure claire et une méthode de validation des données.</text:p>
      <text:p text:style-name="NormalWeb">Reprenons notre exemple d'importation de données : Tout d'abord, j'ai exporté les données de NAV vers un fichier CSV. Ensuite, nous créons un package de configuration depuis Business Central, où nous spécifions la table cible, dans notre cas, la table Item (Articles).</text:p>
      <text:p text:style-name="NormalWeb">Nous utilisons ensuite la méthode "export to Excel" qui exporte la structure de la table dans un fichier Excel. Je transfère ensuite les données du fichier CSV vers ce fichier Excel, puis je corrige les données si nécessaire. Enfin, j'importe ces données dans Business Central en utilisant le même package de configuration et la méthode "import from Excel" pour garantir l'intégrité et la cohérence des données. Il peut y avoir des erreurs dans notre fichier, et pour les vérifier, nous validons le package, ce qui permet de détecter les erreurs éventuelles avant d'appliquer les modifications à la base de données.</text:p>
      <text:p text:style-name="NormalWeb">frame 12 122 w</text:p>
      <text:p text:style-name="NormalWeb">En conclusion, au cours de mon stage, j'ai réalisé 7 extensions et 3 migrations, dont 3 extensions ajoutent les tables et champs nécessaires pour afficher les données importées depuis NAV. Ces tables sont Article, Fournisseur et Vendeur. Ce stage m'a permis de maîtriser le fonctionnement de l'ERP Business Central, de développer des compétences techniques précieuses et de comprendre les défis et les solutions liés à la migration d'un système ERP.</text:p>
      <text:soft-page-break/>
      <text:p text:style-name="NormalWeb">Je suis ravi d'annoncer que l'entreprise où j'ai effectué mon stage, REVIMPORT, m'a proposé de revenir à la rentrée pour signer un contrat d'alternance. Ce mois de stage m'a non seulement permis de contribuer significativement aux projets en cours, mais aussi d'ouvrir une nouvelle opportunité professionnelle pour la suite de mon parcours.</text:p>
      <text:p text:style-name="Normal"><draw:custom-shape svg:x="0in" svg:y="0in" svg:width="45.51042in" svg:height="0.00139in" draw:z-index="0" draw:id="id1" draw:style-name="a1" draw:name="Horizontal Line 2" text:anchor-type="as-char"><svg:title/><svg:desc/><draw:enhanced-geometry draw:type="non-primitive" svg:viewBox="0 0 21600 21600" draw:enhanced-path="M 0 0 L 21600 0 21600 21600 0 21600 Z N"/></draw:custom-shape></text:p>
      <text:p text:style-name="NormalWeb">Fin Oral STAGE</text:p>
      <text:p text:style-name="NormalWeb">Debut Oral Projet</text:p>
      <text:p text:style-name="Normal"><draw:custom-shape svg:x="0in" svg:y="0in" svg:width="45.51042in" svg:height="0.00139in" draw:z-index="0" draw:id="id2" draw:style-name="a2" draw:name="Horizontal Line 3" text:anchor-type="as-char"><svg:title/><svg:desc/><draw:enhanced-geometry draw:type="non-primitive" svg:viewBox="0 0 21600 21600" draw:enhanced-path="M 0 0 L 21600 0 21600 21600 0 21600 Z N"/></draw:custom-shape></text:p>
      <text:p text:style-name="NormalWeb">frame 13</text:p>
      <text:p text:style-name="NormalWeb">Pour ce qui concerne Kigo, on n'attend pas forcément quelque chose de pleinement fonctionnel mais plutôt une présentation de ta conception et des explications sur le fonctionnement de ton code. C'est un premier aperçu du passage de ton diplôme. Si ce n'est pas abouti à l'heure actuelle, l'important est de démontrer que tu sais où tu veux emmener l'application et ce qu'il manque pour qu'elle soit aboutie. C'est d'ailleurs ce que le jury du titre attendra de toi, c'est à dire montrer ton raisonnement de conception, la justification de tes choix de techno et de ta façon de coder des problèmes particuliers posés par les besoins de l'application.</text:p>
      <text:p text:style-name="NormalWeb">frame 14</text:p>
      <text:p text:style-name="NormalWeb"><text:span text:style-name="Élevé">Introduction au Projet KIGO</text:span></text:p>
      <text:p text:style-name="NormalWeb"><text:span text:style-name="Élevé">Slide 1 : Introduction</text:span></text:p>
      <text:p text:style-name="NormalWeb">Bonjour à tous, je vais maintenant vous présenter mon projet KIGO. L'objectif de ce projet est de développer une application de gestion [décrivez l'application et ses objectifs]. Ce projet a été inspiré par [expliquez l'inspiration ou le besoin qui a conduit à ce projet].</text:p>
      <text:p text:style-name="NormalWeb"><text:span text:style-name="Élevé">Slide 2 : Conception de l'Application</text:span></text:p>
      <text:p text:style-name="NormalWeb">Pour concevoir KIGO, j'ai choisi une architecture basée sur [décrivez l'architecture]. Les technologies utilisées incluent [énumérez les technologies et justifiez vos choix]. L'application se compose principalement de [décrivez les modules principaux].</text:p>
      <text:p text:style-name="NormalWeb"><text:span text:style-name="Élevé">Slide 3 : Fonctionnalités et Cas d'Utilisation</text:span></text:p>
      <text:p text:style-name="NormalWeb">KIGO offre plusieurs fonctionnalités clés telles que [énumérez les fonctionnalités]. Par exemple, un utilisateur typique pourrait [décrivez un cas d'utilisation typique]. Si possible, voici une démonstration des parties fonctionnelles de l'application [faites une démonstration si applicable].</text:p>
      <text:p text:style-name="NormalWeb"><text:span text:style-name="Élevé">Slide 4 : Fonctionnement du Code</text:span></text:p>
      <text:p text:style-name="NormalWeb">Voici un aperçu de la structure de mon code. [Expliquez la structure du code]. Par exemple, pour implémenter [une fonctionnalité spécifique], j'ai utilisé [montrez et expliquez un exemple de code]. J'ai choisi cette approche car [justifiez vos choix techniques].</text:p>
      <text:p text:style-name="NormalWeb"><text:span text:style-name="Élevé">Slide 5 : Défis Techniques et Solutions</text:span></text:p>
      <text:p text:style-name="NormalWeb">Durant le développement, j'ai rencontré plusieurs défis, comme [énumérez les défis]. Pour surmonter ces obstacles, j'ai [expliquez les solutions mises en place]. Cela m'a permis d'apprendre [partagez ce que vous avez appris].</text:p>
      <text:p text:style-name="NormalWeb"><text:span text:style-name="Élevé">Slide 6 : État Actuel et Prochaines Étapes</text:span></text:p>
      <text:p text:style-name="NormalWeb">Actuellement, l'application KIGO est [décrivez l'état actuel]. Les fonctionnalités manquantes incluent [énumérez ce qui manque]. Mon plan pour compléter le projet est de [décrivez les prochaines étapes].</text:p>
      <text:p text:style-name="NormalWeb"><text:span text:style-name="Élevé">Slide 7 : Conclusion</text:span></text:p>
      <text:soft-page-break/>
      <text:p text:style-name="NormalWeb">En conclusion, au cours de ce projet, j'ai pu [récapitulez ce qui a été accompli]. Ma vision pour l'avenir de KIGO est [décrivez votre vision]. Ce projet a été crucial pour mon développement professionnel car [expliquez l'importance du projet].</text:p>
      <text:p text:style-name="Normal"><draw:custom-shape svg:x="0in" svg:y="0in" svg:width="45.51042in" svg:height="0.00139in" draw:z-index="0" draw:id="id3" draw:style-name="a3" draw:name="Horizontal Line 4" text:anchor-type="as-char"><svg:title/><svg:desc/><draw:enhanced-geometry draw:type="non-primitive" svg:viewBox="0 0 21600 21600" draw:enhanced-path="M 0 0 L 21600 0 21600 21600 0 21600 Z N"/></draw:custom-shape></text:p>
      <text:p text:style-name="NormalWeb">En structurant votre présentation de cette manière, vous serez en mesure de démontrer votre raisonnement de conception, de justifier vos choix technologiques et de montrer votre compréhension des défis techniques. Cela répondra aux attentes du jury et mettra en valeur vos compétences et votre vision pour le projet KIGO</text:p>
      <text:p text:style-name="NormalWeb">frame 15</text:p>
      <text:p text:style-name="NormalWeb">frame 16</text:p>
      <text:p text:style-name="NormalWeb">frame 17</text:p>
      <text:p text:style-name="NormalWeb">frame 18</text:p>
      <text:p text:style-name="NormalWeb">frame 19</text:p>
      <text:p text:style-name="NormalWeb">frame 20</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EVIMPORT - Nicolas LOPEZ</dc:creator>
    <meta:creation-date>2024-06-18T01:10:00Z</meta:creation-date>
    <dc:date>2024-06-18T12:11:00Z</dc:date>
    <meta:template xlink:href="Normal" xlink:type="simple"/>
    <meta:editing-cycles>3</meta:editing-cycles>
    <meta:editing-duration>PT60S</meta:editing-duration>
    <meta:document-statistic meta:page-count="5" meta:paragraph-count="24" meta:word-count="1892" meta:character-count="12275" meta:row-count="86" meta:non-whitespace-character-count="10407"/>
  </office:meta>
</office:document-meta>
</file>